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kinson Hyperlegible" svg:font-family="'Atkinson Hyperlegible'" style:font-adornments="Bold" style:font-family-generic="modern" style:font-pitch="variable"/>
    <style:font-face style:name="Atkinson Hyperlegible1" svg:font-family="'Atkinson Hyperlegible'" style:font-adornments="Italic" style:font-family-generic="modern" style:font-pitch="variable"/>
    <style:font-face style:name="Atkinson Hyperlegible2" svg:font-family="'Atkinson Hyperlegible'" style:font-adornments="Regular" style:font-family-generic="modern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kinson Hyperlegible" svg:font-family="'Atkinson Hyperlegible'" style:font-adornments="Bold" style:font-family-generic="modern" style:font-pitch="variable"/>
    <style:font-face style:name="Atkinson Hyperlegible1" svg:font-family="'Atkinson Hyperlegible'" style:font-adornments="Italic" style:font-family-generic="modern" style:font-pitch="variable"/>
    <style:font-face style:name="Atkinson Hyperlegible2" svg:font-family="'Atkinson Hyperlegible'" style:font-adornments="Regular" style:font-family-generic="modern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tkinson Hyperlegible2" fo:font-family="'Atkinson Hyperlegible'" style:font-style-name="Regular" style:font-family-generic="moder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tkinson Hyperlegible2" fo:font-family="'Atkinson Hyperlegible'" style:font-style-name="Regular" style:font-family-generic="moder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style-name="Book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7283in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4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5f_Text" style:display-name="Source_Text" style:family="text">
      <style:text-properties style:font-name="DejaVu Sans Mono" fo:font-family="'DejaVu Sans Mono'" style:font-style-name="Book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style:font-name="Atkinson Hyperlegible2" fo:font-family="'Atkinson Hyperlegible'" style:font-style-name="Regular" style:font-family-generic="modern" style:font-pitch="variable" fo:background-color="#ffff38"/>
    </style:style>
    <style:style style:name="Numbering_20_Symbols" style:display-name="Numbering Symbol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Strong_20_Emphasis" style:display-name="Strong Emphasis" style:family="text">
      <style:text-properties style:font-name="Atkinson Hyperlegible" fo:font-family="'Atkinson Hyperlegible'" style:font-style-name="Bold" style:font-family-generic="modern" style:font-pitch="variable" fo:font-weight="bold" style:font-weight-asian="bold" style:font-weight-complex="bold"/>
    </style:style>
    <style:style style:name="Strikeout" style:family="text">
      <style:text-properties style:text-line-through-style="solid" style:text-line-through-type="single" style:font-name="Atkinson Hyperlegible2" fo:font-family="'Atkinson Hyperlegible'" style:font-style-name="Regular" style:font-family-generic="modern" style:font-pitch="variable"/>
    </style:style>
    <style:style style:name="Superscript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Subscript" style:family="text">
      <style:text-properties style:text-position="sub 58%" style:font-name="Atkinson Hyperlegible2" fo:font-family="'Atkinson Hyperlegible'" style:font-style-name="Regular" style:font-family-generic="modern" style:font-pitch="variable"/>
    </style:style>
    <style:style style:name="Citation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style-name="Book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Atkinson Hyperlegible2" fo:font-family="'Atkinson Hyperlegible'" style:font-style-name="Regular" style:font-family-generic="modern" style:font-pitch="variable" style:text-underline-style="solid" style:text-underline-width="auto" style:text-underline-color="font-color"/>
    </style:style>
    <style:style style:name="Footnote_20_Symbol" style:display-name="Footnote Symbol" style:family="text">
      <style:text-properties style:font-name="Atkinson Hyperlegible2" fo:font-family="'Atkinson Hyperlegible'" style:font-style-name="Regular" style:font-family-generic="modern" style:font-pitch="variable"/>
    </style:style>
    <style:style style:name="Footnote_20_anchor" style:display-name="Footnote anchor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Definition" style:family="text">
      <style:text-properties style:font-name="Atkinson Hyperlegible2" fo:font-family="'Atkinson Hyperlegible'" style:font-style-name="Regular" style:font-family-generic="modern" style:font-pitch="variable"/>
    </style:style>
    <style:style style:name="Caption_20_characters" style:display-name="Caption character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Drop_20_Caps" style:display-name="Drop Cap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Endnote_20_anchor" style:display-name="Endnote anchor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Endnote_20_Symbol" style:display-name="Endnote Symbol" style:family="text">
      <style:text-properties style:font-name="Atkinson Hyperlegible2" fo:font-family="'Atkinson Hyperlegible'" style:font-style-name="Regular" style:font-family-generic="modern" style:font-pitch="variable"/>
    </style:style>
    <style:style style:name="Example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>
      <style:text-properties style:font-name="Atkinson Hyperlegible2" fo:font-family="'Atkinson Hyperlegible'" style:font-style-name="Regular" style:font-family-generic="modern" style:font-pitch="variable"/>
    </style:style>
    <style:style style:name="Line_20_numbering" style:display-name="Line numbering" style:family="text">
      <style:text-properties style:font-name="Atkinson Hyperlegible2" fo:font-family="'Atkinson Hyperlegible'" style:font-style-name="Regular" style:font-family-generic="modern" style:font-pitch="variable"/>
    </style:style>
    <style:style style:name="Main_20_index_20_entry" style:display-name="Main index entry" style:family="text">
      <style:text-properties style:font-name="Atkinson Hyperlegible" fo:font-family="'Atkinson Hyperlegible'" style:font-style-name="Bold" style:font-family-generic="modern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Atkinson Hyperlegible2" fo:font-family="'Atkinson Hyperlegible'" style:font-style-name="Regular" style:font-family-generic="modern" style:font-pitch="variable"/>
    </style:style>
    <style:style style:name="Placeholder" style:family="text">
      <style:text-properties fo:font-variant="small-caps" fo:color="#008080" loext:opacity="100%" style:font-name="Atkinson Hyperlegible2" fo:font-family="'Atkinson Hyperlegible'" style:font-style-name="Regular" style:font-family-generic="modern" style:font-pitch="variable" style:text-underline-style="dotted" style:text-underline-width="auto" style:text-underline-color="font-color"/>
    </style:style>
    <style:style style:name="Rubies" style:family="text">
      <style:text-properties style:font-name="Atkinson Hyperlegible2" fo:font-family="'Atkinson Hyperlegible'" style:font-style-name="Regular" style:font-family-generic="modern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Vertical_20_Numbering_20_Symbols" style:display-name="Vertical Numbering Symbols" style:family="text">
      <style:text-properties style:font-name="Atkinson Hyperlegible2" fo:font-family="'Atkinson Hyperlegible'" style:font-style-name="Regular" style:font-family-generic="modern" style:font-pitch="variable" style:text-rotation-angle="90" style:text-rotation-scale="line-height"/>
    </style:style>
    <style:style style:name="Visited_20_Internet_20_Link" style:display-name="Visited Internet Link" style:family="text">
      <style:text-properties fo:color="#800000" loext:opacity="100%" style:font-name="Atkinson Hyperlegible2" fo:font-family="'Atkinson Hyperlegible'" style:font-style-name="Regular" style:font-family-generic="modern" style:font-pitch="variable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  <style:master-page style:name="Endnote" style:page-layout-name="Mpm2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3:56:17.781000000</dc:date>
    <meta:editing-duration>PT22M9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